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MERO OLIVARES, SKINNER OSWAL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69532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MERO OLIVARES, SKINNER OSWAL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6953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21</text:p>
          </table:table-cell>
          <table:table-cell table:style-name="Tableau1.D2" office:value-type="string">
            <text:p text:style-name="P12">86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61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11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